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微软雅黑" svg:font-family="微软雅黑" style:font-family-generic="system" style:font-pitch="variable"/>
    <style:font-face style:name="新宋体" svg:font-family="新宋体" style:font-family-generic="system" style:font-pitch="variable"/>
  </office:font-face-decls>
  <office:automatic-styles>
    <style:style style:name="P1" style:family="paragraph" style:parent-style-name="Standard">
      <style:text-properties officeooo:rsid="0016befa" officeooo:paragraph-rsid="0016befa"/>
    </style:style>
    <style:style style:name="P2" style:family="paragraph" style:parent-style-name="Standard">
      <style:text-properties officeooo:rsid="0018247a" officeooo:paragraph-rsid="001aa3b3"/>
    </style:style>
    <style:style style:name="T1" style:family="text">
      <style:text-properties officeooo:rsid="00175bdc"/>
    </style:style>
    <style:style style:name="T2" style:family="text">
      <style:text-properties officeooo:rsid="00186b8c"/>
    </style:style>
    <style:style style:name="T3" style:family="text">
      <style:text-properties officeooo:rsid="001a263c"/>
    </style:style>
    <style:style style:name="T4" style:family="text">
      <style:text-properties officeooo:rsid="001ba33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lright here is my web application using React, let me introduce it to you. The home page is quite similar to my last video, there are some advertisement on it and a welcome banner. If <text:span text:style-name="T4">I</text:span> click the search here, it leads us to the search page, I took 5 courses this semester and the time is not very enough to me, so I didn’t finished the accurate search, but only the type search, I can click the button here to go to the related section for the electronic products, such as pc, laptop, headphone and router. As I described in my lab7 design, there is only 3 products on one page. </text:p>
      <text:p text:style-name="P1"/>
      <text:p text:style-name="P1">The about section and the contact section is the same as my lab8 video, and for the time limit, I only <text:s/>made the French version of the about page and here it is. </text:p>
      <text:p text:style-name="P1"/>
      <text:p text:style-name="P2">Now let me explain my heuristics of my web application, I<text:span text:style-name="T4">n</text:span> accordance to Visibility, I put the title of every page on the top, as you can see the Home, Search, About and so on. In accordance to Mapping, I use all familiar word in my website, like pc, laptop, headphone, router and the email and tel in the contact page. For the Consistency, my design for all pages are almost the same. For <text:span text:style-name="T2">Flexibility, in the search page, when the user in the laptop section and they want to go to the headphone section, they don’t need to go back to search and click the headphone, they can just click the headphone her. </text:span></text:p>
      <text:p text:style-name="P1"/>
      <text:p text:style-name="P1">Now when the user want to purchase some electronic products, they can just go to search section and click the products they want. For example I want to buy the ACER PC, D-Link Router, and a ASUS laptop, and then go to the cart, and here are my shopping cart, Because I pull all the products’ pictures from Best Buy, So when the user click pay now, it will lead the user to the Best Buy website and they can pay for their products here.</text:p>
      <text:p text:style-name="P1"/>
      <text:p text:style-name="P1">So here is my web application using React, I know it is not perfect, <text:span text:style-name="T1">but these labs did give me a lot of experience on Web developing. Thanks for your time.</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微软雅黑" svg:font-family="微软雅黑" style:font-family-generic="system" style:font-pitch="variable"/>
    <style:font-face style:name="新宋体" svg:font-family="新宋体"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新宋体"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US" style:letter-kerning="true" style:font-name-asian="新宋体"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微软雅黑" style:font-family-asian="微软雅黑"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7-21T20:46:56.548000000</meta:creation-date>
    <dc:date>2020-07-21T21:29:44.286000000</dc:date>
    <meta:editing-duration>PT20M15S</meta:editing-duration>
    <meta:editing-cycles>6</meta:editing-cycles>
    <meta:generator>LibreOffice/6.4.5.2$Windows_X86_64 LibreOffice_project/a726b36747cf2001e06b58ad5db1aa3a9a1872d6</meta:generator>
    <meta:document-statistic meta:table-count="0" meta:image-count="0" meta:object-count="0" meta:page-count="1" meta:paragraph-count="5" meta:word-count="375" meta:character-count="1939" meta:non-whitespace-character-count="1565"/>
  </office:meta>
</office:document-meta>
</file>